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3pt" style:font-size-asian="13pt" style:font-size-complex="13pt"/>
    </style:style>
  </office:automatic-styles>
  <office:body>
    <office:spreadsheet>
      <table:table table:name="Trang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3"/>
        <table:table-row table:style-name="ro1">
          <table:table-cell table:style-name="ce1" office:value-type="string" table:number-columns-spanned="2" table:number-rows-spanned="1">
            <text:p>Vấn đề gặp phải: Đứa cháu ở nhà ham xem youtube quá không giúp bà làm việc nhà.</text:p>
          </table:table-cell>
          <table:covered-table-cell/>
          <table:table-cell table:number-columns-repeated="1022"/>
        </table:table-row>
        <table:table-row table:style-name="ro1">
          <table:table-cell office:value-type="string">
            <text:p>Tại sao 1: </text:p>
          </table:table-cell>
          <table:table-cell office:value-type="string">
            <text:p>TL:</text:p>
          </table:table-cell>
          <table:table-cell table:number-columns-repeated="1022"/>
        </table:table-row>
        <table:table-row table:style-name="ro2">
          <table:table-cell office:value-type="string">
            <text:p>Tại sao 2: </text:p>
          </table:table-cell>
          <table:table-cell office:value-type="string">
            <text:p>TL:</text:p>
          </table:table-cell>
          <table:table-cell table:number-columns-repeated="1022"/>
        </table:table-row>
        <table:table-row table:style-name="ro3">
          <table:table-cell office:value-type="string">
            <text:p>Tại sao 3:</text:p>
          </table:table-cell>
          <table:table-cell office:value-type="string">
            <text:p>TL:</text:p>
          </table:table-cell>
          <table:table-cell table:number-columns-repeated="1022"/>
        </table:table-row>
        <table:table-row table:style-name="ro3">
          <table:table-cell office:value-type="string">
            <text:p>Tại sao 4:</text:p>
          </table:table-cell>
          <table:table-cell office:value-type="string">
            <text:p>TL:</text:p>
          </table:table-cell>
          <table:table-cell table:number-columns-repeated="1022"/>
        </table:table-row>
        <table:table-row table:style-name="ro1">
          <table:table-cell office:value-type="string">
            <text:p>Tại sao 5:</text:p>
          </table:table-cell>
          <table:table-cell office:value-type="string">
            <text:p>TL:</text:p>
          </table:table-cell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</table:table>
      <table:table table:name="Trang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Trang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4/28/2020</text:date>, <text:time>10:59:2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y NGUYỄN</meta:initial-creator>
    <meta:creation-date>2020-04-28T10:48:36.47</meta:creation-date>
    <dc:date>2020-04-28T10:59:22.94</dc:date>
    <dc:creator>Huy NGUYỄN</dc:creator>
    <meta:editing-duration>PT10M46S</meta:editing-duration>
    <meta:editing-cycles>1</meta:editing-cycles>
    <meta:document-statistic meta:table-count="3" meta:cell-count="11" meta:object-count="0"/>
    <meta:generator>OpenOffice/4.1.3$Win32 OpenOffice.org_project/413m1$Build-9783</meta:generator>
  </office:meta>
</office:document-meta>
</file>